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80000013993D024EB140F6F10.png" manifest:media-type="image/png"/>
  <manifest:file-entry manifest:full-path="Pictures/100005DE000023850000205520B033E8697B984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977cm"/>
    </style:style>
    <style:style style:name="gr3" style:family="graphic" style:parent-style-name="standard">
      <style:graphic-properties draw:stroke="none" svg:stroke-color="#000000" draw:fill="none" draw:fill-color="#ffffff" fo:min-height="2.764cm"/>
    </style:style>
    <style:style style:name="gr4" style:family="graphic" style:parent-style-name="standard">
      <style:graphic-properties draw:stroke="none" svg:stroke-color="#000000" draw:fill="none" draw:fill-color="#ffffff" fo:min-height="4.146cm"/>
    </style:style>
    <style:style style:name="gr5" style:family="graphic" style:parent-style-name="standard">
      <style:graphic-properties draw:stroke="none" svg:stroke-color="#000000" draw:fill="none" draw:fill-color="#ffffff" fo:min-height="4.731cm"/>
    </style:style>
    <style:style style:name="P1" style:family="paragraph">
      <loext:graphic-properties draw:fill="none"/>
      <style:paragraph-properties fo:text-align="center"/>
      <style:text-properties fo:font-size="45pt" style:font-size-asian="45pt" style:font-size-complex="45pt"/>
    </style:style>
    <style:style style:name="P2" style:family="paragraph">
      <style:paragraph-properties fo:margin-top="0.711cm" fo:margin-bottom="0cm" fo:text-align="start"/>
      <style:text-properties fo:color="#ff0000" fo:font-size="30pt" fo:font-weight="bold" style:font-size-asian="30pt" style:font-weight-asian="bold" style:font-size-complex="30pt" style:font-weight-complex="bold"/>
    </style:style>
    <style:style style:name="P3" style:family="paragraph">
      <loext:graphic-properties draw:fill="none" draw:fill-color="#ffffff"/>
      <style:paragraph-properties fo:margin-top="0.711cm" fo:margin-bottom="0cm" fo:text-align="start"/>
      <style:text-properties fo:color="#ff0000" style:font-name="Ubuntu" fo:font-size="30pt" fo:font-weight="bold" style:font-size-asian="30pt" style:font-weight-asian="bold" style:font-size-complex="30pt" style:font-weight-complex="bold"/>
    </style:style>
    <style:style style:name="P4" style:family="paragraph">
      <style:paragraph-properties fo:text-align="center"/>
      <style:text-properties fo:color="#000000" fo:font-size="24pt" fo:text-shadow="1pt 1pt" fo:font-weight="normal" style:font-size-asian="24pt" style:font-weight-asian="normal" style:font-size-complex="24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Ubuntu" fo:font-size="24pt" fo:text-shadow="1pt 1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Ubuntu"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color="#0066cc" style:font-name="Ubuntu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ff0000" style:font-name="Ubuntu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000000" style:font-name="Ubuntu" fo:font-size="24pt" fo:text-shadow="1pt 1pt" fo:font-weight="normal" style:font-size-asian="24pt" style:font-weight-asian="normal" style:font-size-complex="24pt" style:font-weight-complex="normal"/>
    </style:style>
    <style:style style:name="T3" style:family="text">
      <style:text-properties style:font-name="Ubuntu" fo:font-size="24pt" style:font-size-asian="24pt" style:font-size-complex="24pt"/>
    </style:style>
    <style:style style:name="T4" style:family="text">
      <style:text-properties fo:color="#0066cc" style:font-name="Ubuntu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3.876cm" svg:height="20.074cm" svg:x="-2.364cm" svg:y="0.865cm">
            <draw:image xlink:href="Pictures/100005DE000023850000205520B033E8697B984A.svg" xlink:type="simple" xlink:show="embed" xlink:actuate="onLoad">
              <text:p/>
            </draw:image>
            <draw:image xlink:href="Pictures/10000201000001580000013993D024EB140F6F10.png" xlink:type="simple" xlink:show="embed" xlink:actuate="onLoad"/>
          </draw:frame>
          <draw:frame draw:style-name="gr2" draw:text-style-name="P3" draw:layer="layout" svg:width="9.089cm" svg:height="3.227cm" svg:x="6.461cm" svg:y="5.191cm">
            <draw:text-box>
              <text:p text:style-name="P2"><text:span text:style-name="T1">Reproducibility</text:span></text:p>
            </draw:text-box>
          </draw:frame>
          <draw:frame draw:style-name="gr3" draw:text-style-name="P5" draw:layer="layout" svg:width="8.13cm" svg:height="3.014cm" svg:x="0.809cm" svg:y="8.019cm">
            <draw:text-box>
              <text:p text:style-name="P4"><text:span text:style-name="T2">“</text:span><text:span text:style-name="T2">Knowledge </text:span></text:p>
              <text:p text:style-name="P4"><text:span text:style-name="T2">burying”</text:span></text:p>
            </draw:text-box>
          </draw:frame>
          <draw:frame draw:style-name="gr4" draw:text-style-name="P7" draw:layer="layout" svg:width="8.129cm" svg:height="4.396cm" svg:x="6.526cm" svg:y="17.432cm">
            <draw:text-box>
              <text:p text:style-name="P6"><text:span text:style-name="T3">Decentralization </text:span></text:p>
              <text:p text:style-name="P6"><text:span text:style-name="T3">of content</text:span></text:p>
            </draw:text-box>
          </draw:frame>
          <draw:frame draw:style-name="gr3" draw:text-style-name="P7" draw:layer="layout" svg:width="8.129cm" svg:height="3.014cm" svg:x="12.141cm" svg:y="14.182cm">
            <draw:text-box>
              <text:p text:style-name="P6"><text:span text:style-name="T3">Scientific </text:span></text:p>
              <text:p text:style-name="P6"><text:span text:style-name="T3">workflows</text:span></text:p>
            </draw:text-box>
          </draw:frame>
          <draw:frame draw:style-name="gr5" draw:text-style-name="P8" draw:layer="layout" svg:width="5.868cm" svg:height="4.981cm" svg:x="7.735cm" svg:y="10.987cm">
            <draw:text-box>
              <text:p text:style-name="P6"><text:span text:style-name="T4">Digital </text:span></text:p>
              <text:p text:style-name="P6"><text:span text:style-name="T4">publishing</text:span></text:p>
            </draw:text-box>
          </draw:frame>
          <draw:frame draw:style-name="gr3" draw:text-style-name="P7" draw:layer="layout" svg:width="8.13cm" svg:height="3.014cm" svg:x="12.239cm" svg:y="7.858cm">
            <draw:text-box>
              <text:p text:style-name="P6"><text:span text:style-name="T3">Quality </text:span></text:p>
              <text:p text:style-name="P6"><text:span text:style-name="T3">assessment</text:span></text:p>
            </draw:text-box>
          </draw:frame>
          <draw:frame draw:style-name="gr3" draw:text-style-name="P7" draw:layer="layout" svg:width="8.13cm" svg:height="3.014cm" svg:x="0.809cm" svg:y="14.496cm">
            <draw:text-box>
              <text:p text:style-name="P6"><text:span text:style-name="T3">Peer-reviewi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11:58:06.525807986</meta:creation-date>
    <dc:date>2018-05-25T12:40:59.705183789</dc:date>
    <meta:editing-duration>PT9M9S</meta:editing-duration>
    <meta:editing-cycles>4</meta:editing-cycles>
    <meta:generator>LibreOffice/5.1.6.2$Linux_X86_64 LibreOffice_project/10m0$Build-2</meta:generator>
    <meta:document-statistic meta:object-count="9"/>
  </office:meta>
</office:document-meta>
</file>